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style="italic" fo:font-weight="bold" style:font-style-asian="italic" style:font-weight-asian="bold" style:font-style-complex="italic" style:font-weight-complex="bold"/>
    </style:style>
    <style:style style:name="P4"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ntorSchip Project Description</text:p>
      <text:p text:style-name="P2"><text:span text:style-name="T1"/></text:p>
      <text:p text:style-name="P4">General Utility Classes: <text:span text:style-name="T1">these are components attached to many different objects in the main scene.</text:span></text:p>
      <text:p text:style-name="P4"><text:span text:style-name="T1"/></text:p>
      <text:p text:style-name="P3"><text:span text:style-name="T1">Object Scene to Asset</text:span><text:span text:style-name="T3">: <text:s/>Allows project assets to reference scene objects (normally not possible in Unity) by assigning the scene object to which this script is attached to the "Instance" variable in a Scriptable Object. <text:s/></text:span></text:p>
      <text:p text:style-name="P3"><text:span text:style-name="T3"><text:tab/>The "Deactivate on Frame" field deactivates the scene object some number of frames after the application starts, unless a negative value is used, in which case the object will not be deactivated. <text:s/>This feature balances the need to initialize scene objects before they are referenced with the fact that many of these objects shouldn't actually be active at the start of the application.</text:span></text:p>
      <text:p text:style-name="P4"><text:span text:style-name="T1"/></text:p>
      <text:p text:style-name="P3"><text:span text:style-name="T1">MonoSim: </text:span><text:span text:style-name="T3">Singleton that allows classes that do not derive from MonoBehaviour to use Invoke, InvokeRepeating, and CancelInvoke methods.</text:span></text:p>
      <text:p text:style-name="P3"><text:span text:style-name="T3"/></text:p>
      <text:p text:style-name="P3"><text:span text:style-name="T1">Reporters: </text:span><text:span text:style-name="T3">Allows access to console logs in a build by moving finger on screen in a circle (deactivate this for builds that will be distributed to customers!).</text:span></text:p>
      <text:p text:style-name="P3"><text:span text:style-name="T1"/></text:p>
      <text:p text:style-name="P3"><text:span text:style-name="T1"/></text:p>
      <text:p text:style-name="P4">Wikitude Integration:<text:span text:style-name="T1"> used for AR and camera functionality</text:span></text:p>
      <text:p text:style-name="P3"><text:span text:style-name="T3"/></text:p>
      <text:p text:style-name="P3"><text:span text:style-name="T1">Wikitude Camera</text:span><text:span text:style-name="T3">: Used to display the camera feed on the user's phone and for image recognition. <text:s/>Deactivated when the player is in the Island area.</text:span></text:p>
      <text:p text:style-name="P3"><text:span text:style-name="T3"/></text:p>
      <text:p text:style-name="P3"><text:span text:style-name="T1">Image Trackers:</text:span><text:span text:style-name="T3"> When an ImageTracker is active, the Wikitude Camera will continuously search for the Trackable image. <text:s/>When the image is recognized, the Trackable (child of ImageTracker) will activate, displaying a sky panel that the user can interact with by tapping the screen. <text:s/>At the same time, the Focus Container is moved on top of the image, providing a visual selection effect,</text:span></text:p>
      <text:p text:style-name="P3"><text:span text:style-name="T3"><text:tab/>The application currently has 4 images for the user to find, but only one is available at any given time. <text:s/>To prevent Wikitude Camera from searching for the other images, their ImageTrackers are disabled until the user is able to search for them. <text:s/>The images are initialized when the user first enters the ScavengerHunt portion of the application. <text:s/>To prevent errors, they are initalized one at a time: the first image enables the second and disables itself after it has finished initializing, and so on until the final image has initalized and informs the ScavengerHunt class that the process is complete. <text:s/>ScavengerHunt then activates one of the ImageTrackers at random if the player has no saved process, or a specific tracker if there is saved data.</text:span></text:p>
      <text:p text:style-name="P3"><text:span text:style-name="T3"><text:tab/>The ImageTrigger class, attached to each ImageTracker, handles this sequential activation, and also detects user touches, and stores a reference to a ScavengerLevel Scriptable Object, which stores a set of questions and associated hint image and text.</text:span></text:p>
      <text:p text:style-name="P3"><text:span text:style-name="T3"/></text:p>
      <text:p text:style-name="P3"><text:span text:style-name="T3"/></text:p>
      <text:p text:style-name="P3"><text:span text:style-name="T2">Page Navigation: </text:span><text:span text:style-name="T3">System (following the Command design pattern) for activating/deactivating scene objects to create the effect of navigating between pages on a web app. <text:s/>In this context, a "page" is defined by the set of gameObjects that are active when the user is on that page. <text:s/></text:span><text:span text:style-name="T1">Redesign needed if there is a simpler way of achieving the same effect.</text:span></text:p>
      <text:p text:style-name="P3"><text:span text:style-name="T3"/></text:p>
      <text:p text:style-name="P3"><text:span text:style-name="T1">Page Manager:</text:span><text:span text:style-name="T3"> <text:s/>Attached to "Management" scene object. <text:s/>Stores a list of NavigationCommands so that the user can return to previous "pages". <text:s/>Also triggers Scroll Open/Close animations. <text:s/>Pressing a Back button navigates the user to the previous page, and pressing a Logout button is considered a normal navigation to the login page.</text:span></text:p>
      <text:p text:style-name="P3"><text:span text:style-name="T3"/></text:p>
      <text:p text:style-name="P3"><text:soft-page-break/><text:span text:style-name="T1">Navigation Command: </text:span><text:span text:style-name="T3">Attached to scene objects that are activated/deactivated on page transitions and contains additional information regarding the transition, including what scroll to animate (if any) and what other events should execute.</text:span></text:p>
      <text:p text:style-name="P3"><text:span text:style-name="T3"><text:tab/>OnEnterForward executes when a page is entered normally, OnEnterBack executes when a page is entered via the back button, OnEnterAny executes when a page is entered in any manner. <text:s/>OnExitForward, OnExitBack, OnExitAny work the same way, but execute the user leaves the page.</text:span></text:p>
      <text:p text:style-name="P3"><text:span text:style-name="T3"><text:tab/> Some gameObjects need to stay active across several pages, usually because they are a parent object in the scene hierarchy. <text:s/>To enable this, NavigationCommands can be assigned other commands as subcommands or supercommands. <text:s/>Whenever the user navigates to a page, if that page has a supercommand, the object associated with that supercommand will stay active. <text:s/>When the user navigates away from a page, if that page has subcommands, the objects associated with those subcommands will deactivate.</text:span></text:p>
      <text:p text:style-name="P3"><text:span text:style-name="T3"><text:tab/>Some gameObjects (e.g. the "Game Area") need to be activated/deactivated as the user navigates the application but don't need to be navigation commands. <text:s/>A </text:span><text:span text:style-name="T1">NavigationItem </text:span><text:span text:style-name="T3">component is attached to such an object and the object is assigned to whatever navigation commands need to activate them.</text:span></text:p>
      <text:p text:style-name="P3"><text:span text:style-name="T3"/></text:p>
      <text:p text:style-name="P3"><text:span text:style-name="T1">Scrolls</text:span><text:span text:style-name="T3">: There are several scrolls in the application, all of which have at least two animations: (1) slide in from the side of the screen, open, and activate some UI elements. (2) Deactivate the UI elements, close, and slide off the screen. <text:s/>The scroll on the opening page also has animations where it comes out of a bottle before opening while the bottle floats off screen and one where the bottle it is in bobs up and down on a loop. <text:s/></text:span></text:p>
      <text:p text:style-name="P3"><text:span text:style-name="T3"><text:tab/>Since the same scrolls are shared among multiple pages, rather than activate/deactivate UI elements directly in the animations, the animations instead trigger Animation Events. <text:s/>These events are received by the </text:span><text:span text:style-name="T1">Scroll </text:span><text:span text:style-name="T3">class, which in turn notify PageManager (via UnityEvents) to display or hide the current navigation command. <text:s/>This process allows for an apparent delay in page transitions while the animation completes.</text:span></text:p>
      <text:p text:style-name="P3"><text:span text:style-name="T3"/></text:p>
      <text:p text:style-name="P3"><text:span text:style-name="T3"/></text:p>
      <text:p text:style-name="P3"><text:span text:style-name="T2">Persistent Data Storage:</text:span><text:span text:style-name="T3"> user information including name, role, progress through application, and answers to questions are stored in external JSON files. <text:s/>Multiple users can be created in this application and each is stored in a seperate file. <text:s/>To clear out save files for debugging purposes, click "Debug" at the top of the Unity window, then click "Wipe all progress".</text:span></text:p>
      <text:p text:style-name="P3"/>
      <text:p text:style-name="P3"><text:span text:style-name="T1">Persistent Data Manager: </text:span><text:span text:style-name="T3">Singleton class attached to "Management" scene object. <text:s/>Handles saving and loading of external files and stores a central reference to this data.</text:span></text:p>
      <text:p text:style-name="P3"><text:span text:style-name="T3"/></text:p>
      <text:p text:style-name="P3"><text:span text:style-name="T1">User Data:</text:span><text:span text:style-name="T3"> Stores all user information so it can be sent to / retrieved from persistent storage. <text:s/>Information for the current user is also publically accessible through the currentUser field in PersistentDataManager. <text:s/>Some data, such as responses to questions, is delegated out to helper classes, like ResponseSet.</text:span></text:p>
      <text:p text:style-name="P3"><text:span text:style-name="T3"/></text:p>
      <text:p text:style-name="P3"><text:span text:style-name="T3"/></text:p>
      <text:p text:style-name="P3"><text:span text:style-name="T2">Application Specific: </text:span><text:span text:style-name="T3">logic specific to the MentorSchip application, including gameplay modes. <text:s/></text:span><text:span text:style-name="T1">Refactor needed to break up multiple responsibilities.</text:span></text:p>
      <text:p text:style-name="P3"><text:span text:style-name="T3"/></text:p>
      <text:p text:style-name="P3"><text:span text:style-name="T1">Scavenger Hunt:</text:span><text:span text:style-name="T3"> Attached to Student Path scene object, which is activated when the user completes the log in process having selected the Student role. <text:s/>Responds to trackable objects being selected and handles progression through question series within a scholarship and between scholarships in the series created for the scavenger hunt demo. <text:s/>Updates display elements to inform the user of their current progress.</text:span></text:p>
      <text:p text:style-name="P3"><text:span text:style-name="T3"/></text:p>
      <text:p text:style-name="P3"><text:soft-page-break/><text:span text:style-name="T1">Mentor: </text:span><text:span text:style-name="T3">Attached to Mentor Path scene object, which is activated when the <text:s/>user completes the log in process having selected the Mentor role. <text:s/>Manages list of available pre-written questions and populates UI dropdown with unused questions from this list. <text:s/>Handles progression through phases of scholarship creation process and updates UI display elements to guide the user. <text:s/>Handles input validation and prevents the user from moving on to the next step before completing the current step.</text:span></text:p>
      <text:p text:style-name="P3"><text:span text:style-name="T3"/></text:p>
      <text:p text:style-name="P3"><text:span text:style-name="T1">ChampStats:</text:span><text:span text:style-name="T3"> Attached to Champ Path scene object which is activated when the user completes the log in process having selected the Champ role. <text:s/>Stores a set of numbers in the inspector to update a group of UI text elements when the user presses the Refresh button to create the illusion of a group of students progressing through the Scavenger Hu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28M2S</meta:editing-duration>
    <meta:editing-cycles>35</meta:editing-cycles>
    <meta:generator>OpenOffice/4.1.6$Win32 OpenOffice.org_project/416m1$Build-9790</meta:generator>
    <dc:date>2019-06-04T15:29:38.29</dc:date>
    <dc:creator>Will Petillo</dc:creator>
    <meta:document-statistic meta:table-count="0" meta:image-count="0" meta:object-count="0" meta:page-count="3" meta:paragraph-count="26" meta:word-count="1213" meta:character-count="7724"/>
    <meta:user-defined meta:name="Info 1"/>
    <meta:user-defined meta:name="Info 2"/>
    <meta:user-defined meta:name="Info 3"/>
    <meta:user-defined meta:name="Info 4"/>
  </office:meta>
</office:document-meta>
</file>